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4pt" officeooo:rsid="00166bee" officeooo:paragraph-rsid="00166be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Khmer OS" fo:font-size="14pt" officeooo:rsid="00166bee" officeooo:paragraph-rsid="00166be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Khmer OS" fo:font-size="14pt" officeooo:rsid="00166bee" officeooo:paragraph-rsid="00166be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Khmer OS" fo:font-size="16pt" fo:font-weight="bold" officeooo:rsid="00166bee" officeooo:paragraph-rsid="00166bee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4">Exam</text:p>
      <text:p text:style-name="P2"/>
      <text:p text:style-name="P3">1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7T22:45:40.742644284</meta:creation-date>
    <dc:date>2021-08-17T22:46:48.878949884</dc:date>
    <meta:editing-duration>PT1M9S</meta:editing-duration>
    <meta:editing-cycles>1</meta:editing-cycles>
    <meta:document-statistic meta:table-count="0" meta:image-count="0" meta:object-count="0" meta:page-count="1" meta:paragraph-count="3" meta:word-count="7" meta:character-count="34" meta:non-whitespace-character-count="29"/>
    <meta:generator>LibreOffice/7.1.4.2$MacOSX_X86_64 LibreOffice_project/a529a4fab45b75fefc5b6226684193eb000654f6</meta:generator>
  </office:meta>
</office:document-meta>
</file>